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546142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5843a6" fo:background-color="transparent" style:font-size-asian="18pt" style:font-name-complex="Awami Nastaliq OT" style:font-size-complex="18pt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officeooo:paragraph-rsid="0059c239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style:font-name="Awami Nastaliq" fo:font-size="18pt" officeooo:rsid="004834dc" fo:background-color="transparent" loext:char-shading-value="0" style:font-size-asian="18pt" style:font-name-complex="Awami Nastaliq OT" style:font-size-complex="18pt"/>
    </style:style>
    <style:style style:name="T2" style:family="text">
      <style:text-properties fo:font-family="Arial" style:font-family-generic="roman" style:font-pitch="variable" style:font-name-complex="Awami Nastaliq OT" style:font-size-complex="18pt" style:language-complex="ur" style:country-complex="PK"/>
    </style:style>
    <style:style style:name="T3" style:family="text">
      <style:text-properties fo:color="#800080" loext:opacity="100%" fo:font-family="Arial" style:font-family-generic="roman" style:font-pitch="variable" style:font-name-complex="Awami Nastaliq OT" style:font-size-complex="18pt" style:language-complex="ur" style:country-complex="PK"/>
    </style:style>
    <style:style style:name="T4" style:family="text">
      <style:text-properties fo:color="#800080" loext:opacity="100%" fo:font-family="Arial" style:font-family-generic="roman" style:font-pitch="variable" officeooo:rsid="004f90ec" style:font-name-complex="Awami Nastaliq OT" style:font-size-complex="18pt" style:language-complex="ur" style:country-complex="PK"/>
    </style:style>
    <style:style style:name="T5" style:family="text">
      <style:text-properties fo:color="#ff000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" style:family="text">
      <style:text-properties fo:color="#80008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7" style:family="text">
      <style:text-properties officeooo:rsid="0004784c"/>
    </style:style>
    <style:style style:name="T8" style:family="text">
      <style:text-properties style:language-complex="fa" style:country-complex="IR"/>
    </style:style>
    <style:style style:name="T9" style:family="text">
      <style:text-properties style:use-window-font-color="true" loext:opacity="0%" style:language-complex="ar" style:country-complex="BH"/>
    </style:style>
    <style:style style:name="T10" style:family="text">
      <style:text-properties style:use-window-font-color="true" loext:opacity="0%" officeooo:rsid="00066981" style:language-complex="ar" style:country-complex="BH"/>
    </style:style>
    <style:style style:name="T11" style:family="text">
      <style:text-properties style:use-window-font-color="true" loext:opacity="0%" officeooo:rsid="0005106a" style:language-complex="ar" style:country-complex="BH"/>
    </style:style>
    <style:style style:name="T12" style:family="text">
      <style:text-properties style:use-window-font-color="true" loext:opacity="0%" officeooo:rsid="00310026" style:language-complex="fa" style:country-complex="IR"/>
    </style:style>
    <style:style style:name="T13" style:family="text">
      <style:text-properties fo:color="#800080" loext:opacity="100%" officeooo:rsid="00310026" style:language-complex="fa" style:country-complex="IR"/>
    </style:style>
    <style:style style:name="T14" style:family="text">
      <style:text-properties style:use-window-font-color="true" loext:opacity="0%" style:font-name="Awami Nastaliq OT" officeooo:rsid="003d70fd" style:font-family-asian="Scheherazade" style:font-pitch-asian="variable" style:language-complex="fa" style:country-complex="IR"/>
    </style:style>
    <style:style style:name="T15" style:family="text">
      <style:text-properties style:use-window-font-color="true" loext:opacity="0%" style:font-name="Awami Nastaliq OT" officeooo:rsid="00469b48" style:font-family-asian="Scheherazade" style:font-pitch-asian="variable" style:language-complex="fa" style:country-complex="IR"/>
    </style:style>
    <style:style style:name="T16" style:family="text">
      <style:text-properties style:use-window-font-color="true" loext:opacity="0%" style:font-name="Awami Nastaliq OT" officeooo:rsid="005668b2" style:font-family-asian="Scheherazade" style:font-pitch-asian="variable" style:language-complex="fa" style:country-complex="IR"/>
    </style:style>
    <style:style style:name="T17" style:family="text">
      <style:text-properties style:use-window-font-color="true" loext:opacity="0%" style:language-complex="fa" style:country-complex="IR"/>
    </style:style>
    <style:style style:name="T18" style:family="text">
      <style:text-properties style:use-window-font-color="true" loext:opacity="0%" style:font-name="Awami Nastaliq OT" style:language-complex="ar" style:country-complex="BH"/>
    </style:style>
    <style:style style:name="T19" style:family="text">
      <style:text-properties style:use-window-font-color="true" loext:opacity="0%" style:font-name="Awami Nastaliq OT" officeooo:rsid="000b5287" style:language-complex="ar" style:country-complex="BH"/>
    </style:style>
    <style:style style:name="T20" style:family="text">
      <style:text-properties style:use-window-font-color="true" loext:opacity="0%" officeooo:rsid="0007a71e" style:language-complex="ar" style:country-complex="BH"/>
    </style:style>
    <style:style style:name="T21" style:family="text">
      <style:text-properties style:use-window-font-color="true" loext:opacity="0%" officeooo:rsid="000eff8e" style:language-complex="fa" style:country-complex="IR"/>
    </style:style>
    <style:style style:name="T22" style:family="text">
      <style:text-properties style:use-window-font-color="true" loext:opacity="0%" style:font-name="Awami Nastaliq OT" style:language-complex="fa" style:country-complex="IR"/>
    </style:style>
    <style:style style:name="T23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24" style:family="text">
      <style:text-properties style:use-window-font-color="true" loext:opacity="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25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26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27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28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29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30" style:family="text">
      <style:text-properties style:use-window-font-color="true" loext:opacity="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31" style:family="text">
      <style:text-properties style:use-window-font-color="true" loext:opacity="0%" fo:font-family="Arial" style:font-family-generic="roman" style:font-pitch="variable" fo:font-size="18pt" officeooo:rsid="00515948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2" style:family="text">
      <style:text-properties style:use-window-font-color="true" loext:opacity="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3" style:family="text">
      <style:text-properties style:use-window-font-color="true" loext:opacity="0%" style:font-name="Awami Nastaliq" fo:font-size="18pt" officeooo:rsid="00169ef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34" style:family="text">
      <style:text-properties style:use-window-font-color="true" loext:opacity="0%" style:font-name="Awami Nastaliq" fo:font-size="18pt" officeooo:rsid="0053128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35" style:family="text">
      <style:text-properties style:use-window-font-color="true" loext:opacity="0%" fo:font-family="Arial" style:font-family-generic="roman" style:font-pitch="variable" fo:font-size="18pt" officeooo:rsid="005461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6" style:family="text">
      <style:text-properties style:use-window-font-color="true" loext:opacity="0%" style:font-name="Awami Nastaliq OT" fo:font-size="18pt" officeooo:rsid="0056399a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7" style:family="text">
      <style:text-properties style:use-window-font-color="true" loext:opacity="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8" style:family="text">
      <style:text-properties style:use-window-font-color="true" loext:opacity="0%" fo:font-family="Arial" style:font-family-generic="roman" style:font-pitch="variable" fo:font-size="18pt" officeooo:rsid="0059c239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9" style:family="text">
      <style:text-properties fo:color="#800080" loext:opacity="100%" fo:font-family="Arial" style:font-family-generic="roman" style:font-pitch="variable" fo:font-size="18pt" officeooo:rsid="00598a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40" style:family="text">
      <style:text-properties officeooo:rsid="001a14fc"/>
    </style:style>
    <style:style style:name="T41" style:family="text">
      <style:text-properties fo:color="#ff0000" loext:opacity="100%"/>
    </style:style>
    <style:style style:name="T42" style:family="text">
      <style:text-properties officeooo:rsid="001eaeee"/>
    </style:style>
    <style:style style:name="T43" style:family="text">
      <style:text-properties fo:color="#800080" loext:opacity="100%" officeooo:rsid="0022880b"/>
    </style:style>
    <style:style style:name="T44" style:family="text">
      <style:text-properties fo:color="#800080" loext:opacity="100%" officeooo:rsid="0021bacd"/>
    </style:style>
    <style:style style:name="T45" style:family="text">
      <style:text-properties officeooo:rsid="0021bacd"/>
    </style:style>
    <style:style style:name="T46" style:family="text">
      <style:text-properties officeooo:rsid="001a0cf7"/>
    </style:style>
    <style:style style:name="T47" style:family="text">
      <style:text-properties officeooo:rsid="0023cf6a"/>
    </style:style>
    <style:style style:name="T48" style:family="text">
      <style:text-properties fo:color="#ff0000" loext:opacity="100%" style:font-name="Awami Nastaliq OT" officeooo:rsid="00432013" style:language-complex="fa" style:country-complex="IR"/>
    </style:style>
    <style:style style:name="T49" style:family="text">
      <style:text-properties fo:color="#ff0000" loext:opacity="100%" style:font-name="Awami Nastaliq OT" style:language-complex="fa" style:country-complex="IR"/>
    </style:style>
    <style:style style:name="T50" style:family="text">
      <style:text-properties style:font-name="Awami Nastaliq OT" fo:font-size="12pt" style:font-size-asian="12pt" style:font-size-complex="12pt" style:language-complex="fa" style:country-complex="IR"/>
    </style:style>
    <style:style style:name="T51" style:family="text">
      <style:text-properties fo:color="#55308d" loext:opacity="100%" officeooo:rsid="002ab0bf"/>
    </style:style>
    <style:style style:name="T52" style:family="text">
      <style:text-properties fo:color="#55308d" loext:opacity="100%"/>
    </style:style>
    <style:style style:name="T53" style:family="text">
      <style:text-properties officeooo:rsid="002ab0bf"/>
    </style:style>
    <style:style style:name="T54" style:family="text">
      <style:text-properties officeooo:rsid="0029a3ad"/>
    </style:style>
    <style:style style:name="T55" style:family="text">
      <style:text-properties officeooo:rsid="0039651b"/>
    </style:style>
    <style:style style:name="T56" style:family="text">
      <style:text-properties style:font-name="Awami Nastaliq OT" style:language-complex="ur" style:country-complex="PK"/>
    </style:style>
    <style:style style:name="T57" style:family="text">
      <style:text-properties style:font-name="Awami Nastaliq OT" officeooo:rsid="003c397b" style:language-complex="ur" style:country-complex="PK"/>
    </style:style>
    <style:style style:name="T58" style:family="text">
      <style:text-properties officeooo:rsid="003c397b"/>
    </style:style>
    <style:style style:name="T59" style:family="text">
      <style:text-properties officeooo:rsid="003ee32b"/>
    </style:style>
    <style:style style:name="T60" style:family="text">
      <style:text-properties officeooo:rsid="003f0bf6"/>
    </style:style>
    <style:style style:name="T61" style:family="text">
      <style:text-properties officeooo:rsid="0019a688"/>
    </style:style>
    <style:style style:name="T62" style:family="text">
      <style:text-properties officeooo:rsid="00531286"/>
    </style:style>
    <style:style style:name="T63" style:family="text">
      <style:text-properties fo:font-family="Arial" style:font-family-generic="roman" style:font-pitch="variable" officeooo:rsid="004d20bd" style:font-family-asian="Scheherazade" style:font-pitch-asian="variable"/>
    </style:style>
    <style:style style:name="T64" style:family="text">
      <style:text-properties style:use-window-font-color="true" loext:opacity="0%" style:font-name="Awami Nastaliq OT" officeooo:rsid="00432013"/>
    </style:style>
    <style:style style:name="T65" style:family="text">
      <style:text-properties style:use-window-font-color="true" loext:opacity="0%" style:font-name="Awami Nastaliq OT" officeooo:rsid="004a72bd"/>
    </style:style>
    <style:style style:name="T66" style:family="text">
      <style:text-properties style:font-name="Awami Nastaliq OT" officeooo:rsid="004a72bd"/>
    </style:style>
    <style:style style:name="T67" style:family="text">
      <style:text-properties style:font-name="Awami Nastaliq OT" officeooo:rsid="004a6e1f"/>
    </style:style>
    <style:style style:name="T68" style:family="text">
      <style:text-properties style:use-window-font-color="true" loext:opacity="0%" style:font-name="Awami Nastaliq OT" officeooo:rsid="0044ae51"/>
    </style:style>
    <style:style style:name="T69" style:family="text">
      <style:text-properties style:font-name="Awami Nastaliq OT" officeooo:rsid="0044ae51"/>
    </style:style>
    <style:style style:name="T70" style:family="text">
      <style:text-properties style:use-window-font-color="true" loext:opacity="0%" style:font-name="Awami Nastaliq OT" officeooo:rsid="004a6e1f"/>
    </style:style>
    <style:style style:name="T71" style:family="text">
      <style:text-properties officeooo:rsid="00432013"/>
    </style:style>
    <style:style style:name="T72" style:family="text">
      <style:text-properties officeooo:rsid="004a72bd"/>
    </style:style>
    <style:style style:name="T73" style:family="text">
      <style:text-properties officeooo:rsid="004a6e1f"/>
    </style:style>
    <style:style style:name="T74" style:family="text">
      <style:text-properties style:font-family-asian="Scheherazade" style:font-pitch-asian="variabl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DO: <text:s text:c="2"/></text:span><text:span text:style-name="T2">سی ہَلی <text:s text:c="2"/></text:span><text:span text:style-name="T3">قکھول</text:span><text:span text:style-name="T2"> <text:s/></text:span><text:span text:style-name="T4">قک</text:span><text:span text:style-name="T2"> <text:s text:c="4"/></text:span><text:span text:style-name="T5">ایل </text:span><text:span text:style-name="T6"><text:s text:c="2"/></text:span><text:span text:style-name="T5"><text:s/></text:span></text:p>
      <text:p text:style-name="P2"><text:span text:style-name="T7">beh+beh - </text:span>تنگما <text:s/><text:span text:style-name="T8"><text:s text:c="2"/></text:span><text:span text:style-name="T9">تن</text:span><text:span text:style-name="T10">ِ</text:span><text:span text:style-name="T11">ل</text:span><text:span text:style-name="T9">ما <text:s text:c="2"/></text:span><text:span text:style-name="T12">تنین <text:s text:c="5"/></text:span><text:span text:style-name="T13">تن٘ین <text:s text:c="2"/></text:span><text:span text:style-name="T14">ا</text:span><text:span text:style-name="T15">ت</text:span><text:span text:style-name="T14">بر <text:s/></text:span><text:span text:style-name="T16">پپب <text:s text:c="2"/>ییب <text:s/>ببب</text:span><text:span text:style-name="T17"><text:line-break/>رزِیپا <text:s/></text:span><text:span text:style-name="T18">پیکھہ </text:span><text:span text:style-name="T19">بی</text:span><text:span text:style-name="T18">کھہ <text:s/></text:span><text:span text:style-name="T17">بین <text:s/></text:span><text:span text:style-name="T9">بیُو </text:span><text:span text:style-name="T20">پی</text:span><text:span text:style-name="T9">گما </text:span><text:span text:style-name="T17">خپیر <text:s text:c="3"/></text:span><text:span text:style-name="T21">ر</text:span><text:span text:style-name="T20">پی</text:span><text:span text:style-name="T9">گم <text:s text:c="4"/></text:span><text:span text:style-name="T17">اپیُو <text:s/></text:span><text:span text:style-name="T22">پینجی <text:s text:c="2"/></text:span><text:span text:style-name="T14">ایبر <text:s text:c="2"/>اپبر <text:s/>وپبر <text:s/></text:span><text:span text:style-name="T15">اپیز <text:s text:c="3"/></text:span></text:p>
      <text:p text:style-name="P3"><text:span text:style-name="T23">S+K – </text:span><text:span text:style-name="T24">ا</text:span><text:span text:style-name="T25">بین <text:s text:c="2"/></text:span><text:span text:style-name="T26">ا</text:span><text:span text:style-name="T27">پی</text:span><text:span text:style-name="T28">گ</text:span><text:span text:style-name="T29">ج <text:s text:c="2"/></text:span><text:span text:style-name="T26">ان</text:span><text:span text:style-name="T27">ی</text:span><text:span text:style-name="T28">گ</text:span><text:span text:style-name="T29">ج <text:s/></text:span><text:span text:style-name="T30">ا</text:span><text:span text:style-name="T31">ی</text:span><text:span text:style-name="T32">پتسمہ <text:s/></text:span><text:span text:style-name="T33"><text:s/></text:span><text:span text:style-name="T34">ا</text:span><text:span text:style-name="T35">ب</text:span><text:span text:style-name="T32">پتسمہ <text:s/></text:span><text:span text:style-name="T36">ا</text:span><text:span text:style-name="T37">پبش <text:s text:c="2"/></text:span><text:span text:style-name="T38">بِپہُو</text:span><text:span text:style-name="T37"> </text:span><text:span text:style-name="T6">اَ</text:span><text:span text:style-name="T39">پپ</text:span><text:span text:style-name="T6">ہُو</text:span></text:p>
      <text:p text:style-name="P4">beh <text:span text:style-name="T40">+beh</text:span>+ jeem - <text:span text:style-name="T41"><text:s/></text:span>بپج ییج <text:span text:style-name="T40"><text:s/>بیڄ</text:span> <text:s/><text:span text:style-name="T42">پی</text:span><text:span text:style-name="T40">ڇ <text:s/></text:span><text:span text:style-name="T42">یپ</text:span><text:span text:style-name="T40">چ</text:span> <text:s/><text:span text:style-name="T43">پپ</text:span><text:span text:style-name="T44">ݮ</text:span> <text:s text:c="6"/><text:span text:style-name="T40">ج ڃ</text:span> <text:span text:style-name="T40">ڄ</text:span> <text:span text:style-name="T40">چ ڇ </text:span><text:span text:style-name="T45">ݮ</text:span></text:p>
      <text:p text:style-name="P5">S+K - <text:span text:style-name="T46">ابپج <text:s text:c="2"/></text:span><text:span text:style-name="T47">ا</text:span><text:span text:style-name="T46">ییج </text:span></text:p>
      <text:p text:style-name="P6">beh +feh + jeem – <text:span text:style-name="T41">پ</text:span><text:span text:style-name="T48">ڥ</text:span><text:span text:style-name="T49">ج </text:span><text:span text:style-name="T50">(low priority)</text:span></text:p>
      <text:p text:style-name="P7">beh+jeem+jeem – <text:span text:style-name="T51">ا</text:span><text:span text:style-name="T52">یڇج</text:span> <text:s text:c="4"/><text:span text:style-name="T53">ا</text:span>یڃج <text:s text:c="3"/><text:span text:style-name="T53">ا</text:span><text:span text:style-name="T54">م</text:span>جڇ <text:s text:c="3"/><text:span text:style-name="T53">ا</text:span><text:span text:style-name="T54">پ</text:span>چڇ </text:p>
      <text:p text:style-name="P8">beh+<text:span text:style-name="T55">kaf</text:span>+<text:span text:style-name="T55">heh-do</text:span> – <text:s text:c="2"/><text:span text:style-name="T56">دیکھہ <text:s text:c="2"/>دی</text:span><text:span text:style-name="T57">ل</text:span><text:span text:style-name="T56">ھہ</text:span></text:p>
      <text:p text:style-name="P9">beh + heh-goal – <text:span text:style-name="T58">ا</text:span>یہ<text:span text:style-name="T59">ل <text:s/></text:span><text:span text:style-name="T60">ابہی</text:span><text:span text:style-name="T59">ل</text:span></text:p>
      <text:p text:style-name="P10">jeem + qaf - <text:span text:style-name="T61"><text:s/>جق <text:s text:c="4"/></text:span></text:p>
      <text:p text:style-name="P11"><text:soft-page-break/>feh – <text:s/><text:span text:style-name="T61">فنفی <text:s/>ف</text:span><text:span text:style-name="T62">ث</text:span><text:span text:style-name="T61">فی <text:s/></text:span><text:span text:style-name="T63"><text:s/>فتا </text:span></text:p>
      <text:p text:style-name="P12"><text:span text:style-name="T64">ا</text:span><text:span text:style-name="T65">ڥھ <text:s/></text:span><text:span text:style-name="T64">ا</text:span><text:span text:style-name="T65">ڥھم</text:span><text:span text:style-name="T66"> </text:span><text:span text:style-name="T67"><text:s text:c="3"/></text:span><text:span text:style-name="T64">اڥ</text:span><text:span text:style-name="T68">حل </text:span><text:span text:style-name="T69"><text:line-break/></text:span><text:span text:style-name="T68"> </text:span><text:span text:style-name="T64">ا</text:span><text:span text:style-name="T65">ڥہ</text:span><text:span text:style-name="T70">ل</text:span><text:span text:style-name="T67"> </text:span><text:span text:style-name="T69"><text:s/></text:span><text:span text:style-name="T64">اڥبتث</text:span></text:p>
      <text:p text:style-name="P13">S+K - <text:s/><text:span text:style-name="T71">ا</text:span><text:span text:style-name="T72">ڥھم <text:s/></text:span><text:span text:style-name="T71">ا</text:span><text:span text:style-name="T72">ڥہ</text:span><text:span text:style-name="T73">ل</text:span></text:p>
      <text:p text:style-name="P13"/>
      <text:p text:style-name="P14"><text:span text:style-name="T7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30T17:17:03.926477400</dc:date>
    <meta:editing-duration>P1DT11H21M14S</meta:editing-duration>
    <meta:editing-cycles>6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3" meta:word-count="97" meta:character-count="577" meta:non-whitespace-character-count="377"/>
  </office:meta>
</office:document-meta>
</file>